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78000000438585B2EA67121623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0" style:list-style-name="L1">
      <style:graphic-properties fo:min-height="4.615cm" loext:decorative="false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25cm" svg:height="4.615cm" svg:x="5cm" svg:y="10.135cm">
          <draw:text-box>
            <text:p text:style-name="P1"><text:span text:style-name="T1">Imagine </text:span>Design</text:p>
          </draw:text-box>
        </draw:frame>
        <draw:frame draw:style-name="gr2" draw:text-style-name="P2" draw:layer="layout" svg:width="18.999cm" svg:height="10.686cm" svg:x="1.173cm" svg:y="9.636cm">
          <draw:image xlink:href="Pictures/100000010000078000000438585B2EA6712162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5T12:23:02.067000000</dc:date>
    <meta:editing-duration>PT44M20S</meta:editing-duration>
    <meta:editing-cycles>1</meta:editing-cycles>
    <meta:document-statistic meta:object-count="2"/>
    <meta:generator>LibreOffice/7.6.2.1$Windows_X86_64 LibreOffice_project/56f7684011345957bbf33a7ee678afaf4d2ba333</meta:generator>
  </office:meta>
</office:document-meta>
</file>